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U4" style:family="paragraph">
      <style:paragraph-properties style:writing-mode="lr-tb"/>
      <style:text-properties fo:font-size="16pt"/>
    </style:style>
    <style:style style:name="T1" style:parent-style-name="P7"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chapter 3 gives a broad overview of the existing documentatio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h text:style-name="P6" text:outline-level="3"><text:number>2.1.3.</text:number>Edit docbook files?</text:h>
      <text:p text:style-name="P3"/>
      <text:h text:style-name="P6" text:outline-level="3"><text:number>2.1.4.</text:number>Check if everything still builds with my changes?</text:h>
      <text:p text:style-name="P3"/>
      <text:h text:style-name="P5" text:outline-level="2"><text:number>2.2.</text:number>General structure for Handbooks</text:h>
      <text:p text:style-name="P3"/>
      <text:h text:style-name="P5" text:outline-level="2"><text:number>2.3.</text:number>Conventions for Docbook files</text:h>
      <text:p text:style-name="P3"/>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Check if your docbook validates: you can use the KDE script checkXML followed by the docbook filename. You can also use the online KDE doc sanitizer in order to detect some bad marking: <text:a xlink:type="simple" xlink:href="http://www.englishbreakfastnetwork.org/sanitizer/just-in-time.php" office:name="KDE docbook sanitizer">KDE docbook sanitizer</text:a></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p text:style-name="P3"/>
      <text:h text:style-name="P5" text:outline-level="2"><text:number>4.1.</text:number>KOffice handbook</text:h>
      <text:p text:style-name="P3"/>
      <text:h text:style-name="P6" text:outline-level="3"><text:number>4.1.1.</text:number>Purpose</text:h>
      <text:p text:style-name="P3"/>
      <text:p text:style-name="P3">The KOffice handbook should give a general introduction to KOffice. Aspects common to all components should also be covered in the KOffice handbook.</text:p>
      <text:p text:style-name="P3"/>
      <text:h text:style-name="P7" text:outline-level="3"><text:number>4.1.2.</text:number><text:span text:style-name="T1">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1.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2.</text:number>KWord handbook</text:h>
      <text:p text:style-name="P3"/>
      <text:h text:style-name="P6" text:outline-level="3"><text:number>4.2.1.</text:number>Purpose</text:h>
      <text:p text:style-name="P3"/>
      <text:h text:style-name="P6" text:outline-level="3"><text:number>4.2.2.</text:number>Status</text:h>
      <text:p text:style-name="P3"/>
      <text:h text:style-name="P6" text:outline-level="3"><text:number>4.2.3.</text:number>Plans</text:h>
      <text:p text:style-name="P3"/>
      <text:h text:style-name="P4" text:outline-level="1"><text:number>5.</text:number>API Reference</text:h>
      <text:p text:style-name="P3"/>
      <text:h text:style-name="P4" text:outline-level="1"><text:number>6.</text:number>Information on Developing with KOffice</text:h>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opendocument cursor-positio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22</meta:editing-cycles>
    <dc:date>2005-11-14T17:16:06</dc:date>
    <dc:creator>Anne-Marie Mahfouf</dc:creator>
    <meta:user-defined meta:name="email">annemarie.mahfouf@free.fr</meta:user-defined>
  </office:meta>
</office:document-meta>
</file>